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7291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47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97916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day-of-week-time-of-day">
      <style:table-properties table:display="true" style:writing-mode="lr-tb"/>
    </style:style>
    <style:style style:name="ta6" style:family="table" style:master-page-name="PageStyle_5f_time-of-day-percentage">
      <style:table-properties table:display="true" style:writing-mode="lr-tb"/>
    </style:style>
    <style:style style:name="ta7" style:family="table" style:master-page-name="PageStyle_5f_offender-age-gender-and-race">
      <style:table-properties table:display="true" style:writing-mode="lr-tb"/>
    </style:style>
    <style:style style:name="ta8" style:family="table" style:master-page-name="PageStyle_5f_victim-by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3" office:value-type="float" office:value="6805">
            <text:p>6805</text:p>
          </table:table-cell>
          <table:table-cell table:style-name="ce22"/>
        </table:table-row>
        <table:table-row table:style-name="ro2">
          <table:table-cell table:style-name="ce22" office:value-type="string">
            <text:p>Business</text:p>
          </table:table-cell>
          <table:table-cell table:style-name="ce23" office:value-type="float" office:value="930">
            <text:p>930</text:p>
          </table:table-cell>
          <table:table-cell table:style-name="ce22"/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3" office:value-type="float" office:value="2">
            <text:p>2</text:p>
          </table:table-cell>
          <table:table-cell table:style-name="ce22"/>
        </table:table-row>
        <table:table-row table:style-name="ro2">
          <table:table-cell table:style-name="ce22" office:value-type="string">
            <text:p>Religious</text:p>
          </table:table-cell>
          <table:table-cell table:style-name="ce23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Society/Public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known Type</text:p>
          </table:table-cell>
          <table:table-cell table:style-name="ce22" office:value-type="float" office:value="7">
            <text:p>7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Robberies 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50">
            <text:p>550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Resident Status*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5272">
            <text:p>5272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421">
            <text:p>1421</text:p>
          </table:table-cell>
        </table:table-row>
        <table:table-row table:style-name="ro2">
          <table:table-cell table:style-name="ce22" office:value-type="string">
            <text:p>Unknown Status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6805</text:p>
          </table:table-cell>
        </table:table-row>
        <table:table-row table:style-name="ro2">
          <table:table-cell table:style-name="ce22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How Offender(s)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623">
            <text:p>623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1972">
            <text:p>1972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15">
            <text:p>315</text:p>
          </table:table-cell>
        </table:table-row>
        <table:table-row table:style-name="ro2">
          <table:table-cell table:style-name="ce22" office:value-type="string">
            <text:p>Note: Exit not reported for 2381 offenses.</text:p>
          </table:table-cell>
          <table:table-cell table:style-name="ce22"/>
        </table:table-row>
        <table:table-row table:style-name="ro2">
          <table:table-cell table:number-columns-repeated="2" table:style-name="ce22"/>
        </table:table-row>
      </table:table>
      <table:table table:name="day-of-week-time-of-day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3">
            <text:p>3</text:p>
          </table:table-cell>
          <table:table-cell table:style-name="ce22"/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4">
            <text:p>4</text:p>
          </table:table-cell>
          <table:table-cell table:style-name="ce22"/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unday 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712</text:p>
          </table:table-cell>
          <table:table-cell table:style-name="ce22" table:formula="oooc:=SUM([.C2:.C8])" office:value-type="string">
            <text:p>464</text:p>
          </table:table-cell>
          <table:table-cell table:style-name="ce22" table:formula="oooc:=SUM([.D2:.D8])" office:value-type="string">
            <text:p>229</text:p>
          </table:table-cell>
          <table:table-cell table:style-name="ce22" table:formula="oooc:=SUM([.E2:.E8])" office:value-type="string">
            <text:p>105</text:p>
          </table:table-cell>
          <table:table-cell table:style-name="ce22" table:formula="oooc:=SUM([.F2:.F8])" office:value-type="string">
            <text:p>154</text:p>
          </table:table-cell>
          <table:table-cell table:style-name="ce22" table:formula="oooc:=SUM([.G2:.G8])" office:value-type="string">
            <text:p>266</text:p>
          </table:table-cell>
          <table:table-cell table:style-name="ce22" table:formula="oooc:=SUM([.H2:.H8])" office:value-type="string">
            <text:p>256</text:p>
          </table:table-cell>
          <table:table-cell table:style-name="ce22" table:formula="oooc:=SUM([.I2:.I8])" office:value-type="string">
            <text:p>359</text:p>
          </table:table-cell>
          <table:table-cell table:style-name="ce22" table:formula="oooc:=SUM([.J2:.J8])" office:value-type="string">
            <text:p>394</text:p>
          </table:table-cell>
          <table:table-cell table:style-name="ce22" table:formula="oooc:=SUM([.K2:.K8])" office:value-type="string">
            <text:p>555</text:p>
          </table:table-cell>
          <table:table-cell table:style-name="ce22" table:formula="oooc:=SUM([.L2:.L8])" office:value-type="string">
            <text:p>869</text:p>
          </table:table-cell>
          <table:table-cell table:style-name="ce22" table:formula="oooc:=SUM([.M2:.M8])" office:value-type="string">
            <text:p>1068</text:p>
          </table:table-cell>
          <table:table-cell table:style-name="ce22" table:formula="oooc:=SUM([.N2:.N8])" office:value-type="string">
            <text:p>20</text:p>
          </table:table-cell>
        </table:table-row>
      </table:table>
      <table:table table:name="time-of-day-percentage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2" office:value-type="string">
            <text:p>Time of Offense</text:p>
          </table:table-cell>
          <table:table-cell table:style-name="ce22" office:value-type="string">
            <text:p>Percentage of Robberies</text:p>
          </table:table-cell>
        </table:table-row>
        <table:table-row table:style-name="ro2">
          <table:table-cell table:style-name="ce22" office:value-type="string">
            <text:p>6:00 a.m. - 11:59 a.m.</text:p>
          </table:table-cell>
          <table:table-cell table:style-name="ce24" office:value-type="percentage" office:value="0.096">
            <text:p>9.60%</text:p>
          </table:table-cell>
        </table:table-row>
        <table:table-row table:style-name="ro2">
          <table:table-cell table:style-name="ce22" office:value-type="string">
            <text:p>Noon - 5:59 p.m.</text:p>
          </table:table-cell>
          <table:table-cell table:style-name="ce24" office:value-type="percentage" office:value="0.185">
            <text:p>18.50%</text:p>
          </table:table-cell>
        </table:table-row>
        <table:table-row table:style-name="ro2">
          <table:table-cell table:style-name="ce22" office:value-type="string">
            <text:p>6:00 p.m. - 11:59 p.m.</text:p>
          </table:table-cell>
          <table:table-cell table:style-name="ce24" office:value-type="percentage" office:value="0.457">
            <text:p>45.70%</text:p>
          </table:table-cell>
        </table:table-row>
        <table:table-row table:style-name="ro2">
          <table:table-cell table:style-name="ce22" office:value-type="string">
            <text:p>Midnight - 5:59 a.m.</text:p>
          </table:table-cell>
          <table:table-cell table:style-name="ce24" office:value-type="percentage" office:value="0.258">
            <text:p>25.80%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4" office:value-type="percentage" office:value="0.004">
            <text:p>0.40%</text:p>
          </table:table-cell>
        </table:table-row>
      </table:table>
      <table:table table:name="offender-age-gender-and-race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 </text:p>
          </table:table-cell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</text:p>
          </table:table-cell>
        </table:table-row>
        <table:table-row table:style-name="ro2">
          <table:table-cell table:style-name="ce25" office:value-type="string">
            <text:p>White 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731">
            <text:p>731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5" office:value-type="string">
            <text:p>Black </text:p>
          </table:table-cell>
          <table:table-cell table:style-name="ce23" office:value-type="float" office:value="1914">
            <text:p>1914</text:p>
          </table:table-cell>
          <table:table-cell table:style-name="ce23" office:value-type="float" office:value="3370">
            <text:p>3370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5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sian/Pacfc Isl.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Unknown Race 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TOTAL </text:p>
          </table:table-cell>
          <table:table-cell table:style-name="ce23" office:value-type="float" office:value="2244">
            <text:p>2244</text:p>
          </table:table-cell>
          <table:table-cell table:style-name="ce23" office:value-type="float" office:value="4147">
            <text:p>4147</text:p>
          </table:table-cell>
          <table:table-cell table:style-name="ce23" office:value-type="float" office:value="468">
            <text:p>46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5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798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victim-by-age-gender-and-race" table:style-name="ta8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 </text:p>
          </table:table-cell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</text:p>
          </table:table-cell>
        </table:table-row>
        <table:table-row table:style-name="ro2">
          <table:table-cell table:style-name="ce25" office:value-type="string">
            <text:p>White 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1380">
            <text:p>1380</text:p>
          </table:table-cell>
          <table:table-cell table:style-name="ce23" office:value-type="float" office:value="752">
            <text:p>75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78">
            <text:p>578</text:p>
          </table:table-cell>
          <table:table-cell table:style-name="ce23" office:value-type="float" office:value="459">
            <text:p>459</text:p>
          </table:table-cell>
        </table:table-row>
        <table:table-row table:style-name="ro2">
          <table:table-cell table:style-name="ce25" office:value-type="string">
            <text:p>Black 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1072">
            <text:p>1072</text:p>
          </table:table-cell>
          <table:table-cell table:style-name="ce23" office:value-type="float" office:value="685">
            <text:p>68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543">
            <text:p>543</text:p>
          </table:table-cell>
          <table:table-cell table:style-name="ce23" office:value-type="float" office:value="313">
            <text:p>313</text:p>
          </table:table-cell>
        </table:table-row>
        <table:table-row table:style-name="ro2">
          <table:table-cell table:style-name="ce25" office:value-type="string">
            <text:p>Am. Ind./Alskn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Asian/Pacfc Isl.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5" office:value-type="string">
            <text:p>Unknown Race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5" office:value-type="string">
            <text:p>TOTAL 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2589">
            <text:p>2589</text:p>
          </table:table-cell>
          <table:table-cell table:style-name="ce23" office:value-type="float" office:value="1536">
            <text:p>1536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162">
            <text:p>1162</text:p>
          </table:table-cell>
          <table:table-cell table:style-name="ce23" office:value-type="float" office:value="833">
            <text:p>833</text:p>
          </table:table-cell>
        </table:table-row>
        <table:table-row table:style-name="ro2">
          <table:table-cell table:style-name="ce25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4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5"/>
          <table:table-cell table:number-columns-repeated="6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